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f9cd0"/>
    </style:style>
    <style:style style:name="P2" style:family="paragraph" style:parent-style-name="Heading_20_1" style:list-style-name="">
      <style:text-properties officeooo:paragraph-rsid="0020d213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officeooo:paragraph-rsid="0020d213"/>
    </style:style>
    <style:style style:name="P5" style:family="paragraph" style:parent-style-name="Heading_20_1">
      <style:paragraph-properties fo:break-before="page"/>
      <style:text-properties officeooo:paragraph-rsid="002298da"/>
    </style:style>
    <style:style style:name="P6" style:family="paragraph" style:parent-style-name="Text_20_body">
      <style:text-properties officeooo:paragraph-rsid="001f9cd0"/>
    </style:style>
    <style:style style:name="P7" style:family="paragraph" style:parent-style-name="Text_20_body">
      <style:text-properties officeooo:paragraph-rsid="0020d213"/>
    </style:style>
    <style:style style:name="P8" style:family="paragraph" style:parent-style-name="Text_20_body">
      <style:text-properties fo:font-weight="bold" officeooo:paragraph-rsid="0020d213" style:font-weight-asian="bold" style:font-weight-complex="bold"/>
    </style:style>
    <style:style style:name="P9" style:family="paragraph" style:parent-style-name="Text_20_body" style:list-style-name="L1">
      <style:text-properties officeooo:paragraph-rsid="0020d213"/>
    </style:style>
    <style:style style:name="P10" style:family="paragraph" style:parent-style-name="Heading_20_2">
      <style:text-properties officeooo:paragraph-rsid="0020d213"/>
    </style:style>
    <style:style style:name="T1" style:family="text">
      <style:text-properties officeooo:rsid="001f9cd0"/>
    </style:style>
    <style:style style:name="T2" style:family="text">
      <style:text-properties officeooo:rsid="0020d213"/>
    </style:style>
    <style:style style:name="T3" style:family="text">
      <style:text-properties fo:font-weight="normal" officeooo:rsid="0020d213" style:font-weight-asian="normal" style:font-weight-complex="normal"/>
    </style:style>
    <style:style style:name="T4" style:family="text">
      <style:text-properties fo:font-weight="normal" officeooo:rsid="002298da" style:font-weight-asian="normal" style:font-weight-complex="normal"/>
    </style:style>
    <style:style style:name="T5" style:family="text">
      <style:text-properties officeooo:rsid="002298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DS Mods Design Document</text:span></text:h>
      <text:h text:style-name="P3" text:outline-level="1"><text:span text:style-name="T1">Overview</text:span></text:h>
      <text:p text:style-name="P6"><text:span text:style-name="T1">DS Mods is collection of mods born from the interests, experiences, and desires of the Dungeons and Shotguns community. The mod proper is really a collection of different little sub mods, each with there own themes and ideas.</text:span></text:p>
      <text:p text:style-name="P6"><text:span text:style-name="T1">1.</text:span></text:p>
      <text:p text:style-name="P6"><text:span text:style-name="T1">2.</text:span></text:p>
      <text:p text:style-name="P6"><text:span text:style-name="T1"/></text:p>
      <text:p text:style-name="P6"><text:span text:style-name="T1">Even though this is a long list it is not by far the only ideas or themes that will be covered. As the community at large </text:span><text:span text:style-name="T2">continues</text:span><text:span text:style-name="T1"> to come up with new ideas this list will grow and so will this document. </text:span></text:p>
      <text:p text:style-name="P6"><text:span text:style-name="T1"/></text:p>
      <text:h text:style-name="P2" text:outline-level="1"><text:span text:style-name="T2"/></text:h>
      <text:h text:style-name="P4" text:outline-level="1"><text:span text:style-name="T2">Soul Storage</text:span></text:h>
      <text:p text:style-name="P7"><text:span text:style-name="T2"/></text:p>
      <text:h text:style-name="P10" text:outline-level="2"><text:span text:style-name="T2">Items</text:span></text:h>
      <text:p text:style-name="P8"><text:span text:style-name="T2">Soul Coin</text:span><text:span text:style-name="T3"> – The soul Coin allows a user to store experience orbs in to the coin that can than be taken back out at a later time.</text:span></text:p>
      <text:h text:style-name="P10" text:outline-level="2"><text:span text:style-name="T2">Blocks</text:span></text:h>
      <text:p text:style-name="P7"><text:span text:style-name="T2"/></text:p>
      <text:h text:style-name="P10" text:outline-level="2"><text:span text:style-name="T2">Enchantments</text:span></text:h>
      <text:p text:style-name="P8"><text:span text:style-name="T2">Fragmentation</text:span><text:span text:style-name="T3"> – When this enchantment is applied to a </text:span><text:span text:style-name="T4">sword</text:span><text:span text:style-name="T3"> the use will slowly leach </text:span><text:span text:style-name="T4">experience</text:span><text:span text:style-name="T3"> from the target while also damaging the </text:span><text:span text:style-name="T4">wielder.</text:span></text:p>
      <text:h text:style-name="P10" text:outline-level="2"><text:span text:style-name="T2">Commands</text:span></text:h>
      <text:p text:style-name="P7"><text:span text:style-name="T2"/></text:p>
      <text:h text:style-name="P10" text:outline-level="2"><text:span text:style-name="T2">Graphics needed</text:span></text:h>
      <text:list xml:id="list43582575" text:style-name="L1">
        <text:list-item>
          <text:p text:style-name="P9"><text:span text:style-name="T2">Soul Coin Image</text:span></text:p>
        </text:list-item>
      </text:list>
      <text:h text:style-name="P10" text:outline-level="2"><text:span text:style-name="T2">Sound Needed</text:span></text:h>
      <text:p text:style-name="P7"><text:span text:style-name="T2"/></text:p>
      <text:h text:style-name="P10" text:outline-level="2"><text:span text:style-name="T2">Code Design</text:span></text:h>
      <text:p text:style-name="P7"><text:span text:style-name="T2"/></text:p>
      <text:h text:style-name="P5" text:outline-level="1"><text:span text:style-name="T5">DSCon</text:span></text:h>
      <text:p text:style-name="P7"><text:span text:style-name="T2"/></text:p>
      <text:h text:style-name="P10" text:outline-level="2"><text:span text:style-name="T2">Items</text:span></text:h>
      <text:p text:style-name="P8"><text:span text:style-name="T5">Gold Coins</text:span><text:span text:style-name="T3"> – </text:span><text:span text:style-name="T4">A small denomination of coins</text:span></text:p>
      <text:h text:style-name="P10" text:outline-level="2"><text:span text:style-name="T2">Blocks</text:span></text:h>
      <text:p text:style-name="P7"><text:span text:style-name="T2"/></text:p>
      <text:h text:style-name="P10" text:outline-level="2"><text:span text:style-name="T2">Enchantments</text:span></text:h>
      <text:p text:style-name="P8"><text:span text:style-name="T3"/></text:p>
      <text:h text:style-name="P10" text:outline-level="2"><text:span text:style-name="T2">Commands</text:span></text:h>
      <text:p text:style-name="P7"><text:span text:style-name="T2"/></text:p>
      <text:h text:style-name="P10" text:outline-level="2"><text:span text:style-name="T2">Graphics needed</text:span></text:h>
      <text:list xml:id="list43649578" text:continue-numbering="true" text:style-name="L1">
        <text:list-header>
          <text:p text:style-name="P9"><text:span text:style-name="T2"/></text:p>
        </text:list-header>
      </text:list>
      <text:h text:style-name="P10" text:outline-level="2"><text:span text:style-name="T2">Sound Needed</text:span></text:h>
      <text:p text:style-name="P7"><text:span text:style-name="T2"/></text:p>
      <text:h text:style-name="P10" text:outline-level="2"><text:span text:style-name="T2">Code Design</text:span></text:h>
      <text:p text:style-name="P7"><text:span text:style-name="T2"/></text:p>
      <text:h text:style-name="P4" text:outline-level="1"><text:span text:style-name="T2">Other</text:span></text:h>
      <text:p text:style-name="P7"><text:span text:style-name="T2"/></text:p>
      <text:h text:style-name="P10" text:outline-level="2"><text:span text:style-name="T2">Items</text:span></text:h>
      <text:p text:style-name="P8"><text:span text:style-name="T2">Spiked Snowball</text:span><text:span text:style-name="T3"> – This </text:span><text:span text:style-name="T4">combination</text:span><text:span text:style-name="T3"> <text:s/>of snow and cobble can be </text:span><text:span text:style-name="T4">thrown</text:span><text:span text:style-name="T3"> at a target for 0 damage </text:span><text:span text:style-name="T4">causing</text:span><text:span text:style-name="T3"> the target to have damage side effects with out </text:span><text:span text:style-name="T4">actually</text:span><text:span text:style-name="T3"> hurting the player. </text:span><text:span text:style-name="T4">Great</text:span><text:span text:style-name="T3"> for community snowball fights.</text:span></text:p>
      <text:h text:style-name="P10" text:outline-level="2"><text:span text:style-name="T2">Blocks</text:span></text:h>
      <text:p text:style-name="P7"><text:span text:style-name="T2"/></text:p>
      <text:h text:style-name="P10" text:outline-level="2"><text:span text:style-name="T2">Enchantments</text:span></text:h>
      <text:p text:style-name="P8"><text:span text:style-name="T3"/></text:p>
      <text:h text:style-name="P10" text:outline-level="2"><text:span text:style-name="T2">Commands</text:span></text:h>
      <text:p text:style-name="P7"><text:span text:style-name="T2"/></text:p>
      <text:h text:style-name="P10" text:outline-level="2"><text:span text:style-name="T2">Graphics needed</text:span></text:h>
      <text:list xml:id="list43651702" text:continue-numbering="true" text:style-name="L1">
        <text:list-item>
          <text:p text:style-name="P9"><text:span text:style-name="T2">Spike Snow Ball Image</text:span></text:p>
        </text:list-item>
      </text:list>
      <text:h text:style-name="P10" text:outline-level="2"><text:span text:style-name="T2">Sound Needed</text:span></text:h>
      <text:p text:style-name="P7"><text:span text:style-name="T2"/></text:p>
      <text:h text:style-name="P10" text:outline-level="2"><text:span text:style-name="T2">Code Design</text:span></text:h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23:15:16.45</meta:creation-date>
    <dc:date>2015-01-28T23:48:35.27</dc:date>
    <meta:editing-duration>PT2M37S</meta:editing-duration>
    <meta:editing-cycles>1</meta:editing-cycles>
    <meta:document-statistic meta:table-count="0" meta:image-count="0" meta:object-count="0" meta:page-count="5" meta:paragraph-count="36" meta:word-count="227" meta:character-count="1262" meta:non-whitespace-character-count="1071"/>
    <meta:generator>LibreOffice/3.6$Windows_x86 LibreOffice_project/5b93205-6e6b3fc-7830f6d-c08ad66-1d9bf4</meta:generator>
  </office:meta>
</office:document-meta>
</file>